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4.251cm" style:rel-column-width="16384*"/>
    </style:style>
    <style:style style:name="Tabla1.C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29cm" style:rel-column-width="9361*"/>
    </style:style>
    <style:style style:name="Tabla5.C" style:family="table-column">
      <style:table-column-properties style:column-width="2.429cm" style:rel-column-width="9362*"/>
    </style:style>
    <style:style style:name="Tabla5.E" style:family="table-column">
      <style:table-column-properties style:column-width="2.429cm" style:rel-column-width="9363*"/>
    </style:style>
    <style:style style:name="Tabla5.G" style:family="table-column">
      <style:table-column-properties style:column-width="2.429cm" style:rel-column-width="936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G1" style:family="table-cell">
      <style:table-cell-properties fo:padding="0.097cm" fo:border="0.5pt solid #000000" style:writing-mode="page"/>
    </style:style>
    <style:style style:name="Tabla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5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431cm" style:rel-column-width="5516*"/>
    </style:style>
    <style:style style:name="Tabla2.B" style:family="table-column">
      <style:table-column-properties style:column-width="4.473cm" style:rel-column-width="17245*"/>
    </style:style>
    <style:style style:name="Tabla2.C" style:family="table-column">
      <style:table-column-properties style:column-width="2.685cm" style:rel-column-width="10347*"/>
    </style:style>
    <style:style style:name="Tabla2.E" style:family="table-column">
      <style:table-column-properties style:column-width="1.432cm" style:rel-column-width="5520*"/>
    </style:style>
    <style:style style:name="Tabla2.G" style:family="table-column">
      <style:table-column-properties style:column-width="1.432cm" style:rel-column-width="5519*"/>
    </style:style>
    <style:style style:name="Tabla2.H" style:family="table-column">
      <style:table-column-properties style:column-width="1.432cm" style:rel-column-width="5521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H1" style:family="table-cell">
      <style:table-cell-properties fo:padding="0.097cm" fo:border="0.5pt solid #000000" style:writing-mode="page"/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3*"/>
    </style:style>
    <style:style style:name="Tabla4.B" style:family="table-column">
      <style:table-column-properties style:column-width="4.251cm" style:rel-column-width="16384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Liberation Sans" officeooo:rsid="00037800" officeooo:paragraph-rsid="00037800"/>
    </style:style>
    <style:style style:name="P2" style:family="paragraph" style:parent-style-name="Standard">
      <style:text-properties style:font-name="Liberation Sans" officeooo:rsid="00048505" officeooo:paragraph-rsid="00048505"/>
    </style:style>
    <style:style style:name="P3" style:family="paragraph" style:parent-style-name="Standard">
      <style:text-properties style:font-name="Liberation Sans" officeooo:rsid="00048505" officeooo:paragraph-rsid="000950da"/>
    </style:style>
    <style:style style:name="P4" style:family="paragraph" style:parent-style-name="Standard">
      <style:text-properties style:font-name="Liberation Sans" officeooo:rsid="000950da" officeooo:paragraph-rsid="000950da"/>
    </style:style>
    <style:style style:name="P5" style:family="paragraph" style:parent-style-name="Standard">
      <style:text-properties style:font-name="Liberation Sans" officeooo:rsid="000950da" officeooo:paragraph-rsid="00048505"/>
    </style:style>
    <style:style style:name="P6" style:family="paragraph" style:parent-style-name="Standard">
      <style:text-properties style:font-name="Liberation Sans" officeooo:rsid="000a8eb8" officeooo:paragraph-rsid="000a8eb8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048505" officeooo:paragraph-rsid="00048505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048505" officeooo:paragraph-rsid="0006588f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048505" officeooo:paragraph-rsid="000950da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officeooo:rsid="0006588f" officeooo:paragraph-rsid="0006588f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paragraph-rsid="000950da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06f34e" officeooo:paragraph-rsid="0006f34e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0950da" officeooo:paragraph-rsid="000950da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098ccd" officeooo:paragraph-rsid="00098cc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officeooo:rsid="0006588f" officeooo:paragraph-rsid="0006588f" style:font-size-asian="10pt" style:font-size-complex="10pt"/>
    </style:style>
    <style:style style:name="P18" style:family="paragraph" style:parent-style-name="Standard">
      <style:text-properties style:font-name="Liberation Sans" officeooo:rsid="00048505" officeooo:paragraph-rsid="000950da"/>
    </style:style>
    <style:style style:name="P19" style:family="paragraph" style:parent-style-name="Standard">
      <style:text-properties style:font-name="Liberation Sans" fo:font-weight="bold" officeooo:rsid="00048505" officeooo:paragraph-rsid="00048505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0950da" officeooo:paragraph-rsid="000950da" style:font-weight-asian="bold" style:font-weight-complex="bold"/>
    </style:style>
    <style:style style:name="T1" style:family="text">
      <style:text-properties officeooo:rsid="000862ff"/>
    </style:style>
    <style:style style:name="T2" style:family="text">
      <style:text-properties officeooo:rsid="000950da"/>
    </style:style>
    <style:style style:name="T3" style:family="text">
      <style:text-properties officeooo:rsid="00098ccd"/>
    </style:style>
    <style:style style:name="T4" style:family="text">
      <style:text-properties officeooo:rsid="000a8eb8"/>
    </style:style>
    <style:style style:name="T5" style:family="text">
      <style:text-properties officeooo:rsid="000b96bf"/>
    </style:style>
    <style:style style:name="T6" style:family="text">
      <style:text-properties officeooo:rsid="000cc12a"/>
    </style:style>
    <style:style style:name="T7" style:family="text">
      <style:text-properties officeooo:rsid="000e59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página va a tener varias secciones dinámicas.</text:p>
      <text:p text:style-name="P1"/>
      <text:p text:style-name="P1">Primero va a estar Inicio, donde voy a poner un resumen de las ultimas noticias y tutoriales que se subieron al sitio. Claramente para hacer esto voy a tener que leer la base de datos y cargar los elementos correspondientes.</text:p>
      <text:p text:style-name="P1"/>
      <text:p text:style-name="P1">Luego voy a tener 2 secciones mas, una de noticias y otra de tutoriales, que básicamente son iguales, solo que las separo de esa manera por un tema de organización. Acá tambié<text:span text:style-name="T1">n</text:span> voy a tener que leer la base de datos para cargar los diferentes posts y los nombres de los usuarios <text:span text:style-name="T3">y fecha </text:span>que <text:span text:style-name="T5">se </text:span>suben <text:span text:style-name="T5">al sitio</text:span> (en realidad sería yo solo).</text:p>
      <text:p text:style-name="P1"/>
      <text:p text:style-name="P4">Además, una sección “Nosotros” donde pondría información de cada persona que participa en la pagina (devuelta, solo yo).</text:p>
      <text:p text:style-name="P1"/>
      <text:p text:style-name="P1">Por último, una pequeña sección de Enlaces de interés, donde <text:span text:style-name="T5">recopilo</text:span> algunos enlaces de utilidad.</text:p>
      <text:p text:style-name="P1"/>
      <text:p text:style-name="P1">Entiendo que para la parte de administración, lo que tengo que hacer es una sección para <text:span text:style-name="T1">post</text:span><text:span text:style-name="T2">s, otra para el “nosotros”</text:span><text:span text:style-name="T1">,</text:span> otra para enlaces y otra para usuarios. Y por supuesto en todas ellas deben tener la capacidad de agregar/modificar/eliminar.</text:p>
      <text:p text:style-name="P1"/>
      <text:p text:style-name="P2">Las tablas de la base de dato serían:</text:p>
      <text:p text:style-name="P2"/>
      <text:p text:style-name="P19">USUARIO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588122685376">
          <table:table-cell table:style-name="Tabla1.A1" office:value-type="string">
            <text:p text:style-name="P8">id_usuario</text:p>
          </table:table-cell>
          <table:table-cell table:style-name="Tabla1.A1" office:value-type="string">
            <text:p text:style-name="P8">usuario</text:p>
          </table:table-cell>
          <table:table-cell table:style-name="Tabla1.C1" office:value-type="string">
            <text:p text:style-name="P8">contraseña</text:p>
          </table:table-cell>
        </table:table-row>
        <table:table-row table:style-name="TableLine94588122728672"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  <table:table-row table:style-name="TableLine94588122729136"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C2" office:value-type="string">
            <text:p text:style-name="P12"/>
          </table:table-cell>
        </table:table-row>
      </table:table>
      <text:p text:style-name="P2"/>
      <text:p text:style-name="P19">POSTEOS</text:p>
      <text:p text:style-name="P2"/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able:table-column table:style-name="Tabla5.E"/>
        <table:table-column table:style-name="Tabla5.C"/>
        <table:table-column table:style-name="Tabla5.G"/>
        <table:table-row table:style-name="TableLine94588122706976">
          <table:table-cell table:style-name="Tabla5.A1" office:value-type="string">
            <text:p text:style-name="P8">id_post</text:p>
          </table:table-cell>
          <table:table-cell table:style-name="Tabla5.A1" office:value-type="string">
            <text:p text:style-name="P8">id_usuario</text:p>
          </table:table-cell>
          <table:table-cell table:style-name="Tabla5.A1" office:value-type="string">
            <text:p text:style-name="P8">fecha</text:p>
          </table:table-cell>
          <table:table-cell table:style-name="Tabla5.A1" office:value-type="string">
            <text:p text:style-name="P11">tipo</text:p>
          </table:table-cell>
          <table:table-cell table:style-name="Tabla5.A1" office:value-type="string">
            <text:p text:style-name="P9"><text:span text:style-name="T2">i</text:span>magen_portada</text:p>
          </table:table-cell>
          <table:table-cell table:style-name="Tabla5.A1" office:value-type="string">
            <text:p text:style-name="P8">titulo</text:p>
          </table:table-cell>
          <table:table-cell table:style-name="Tabla5.G1" office:value-type="string">
            <text:p text:style-name="P8">texto</text:p>
          </table:table-cell>
        </table:table-row>
        <table:table-row table:style-name="TableLine94588122804656"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7">tutorial</text:p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/>
          </table:table-cell>
          <table:table-cell table:style-name="Tabla5.G2" office:value-type="string">
            <text:p text:style-name="P12"/>
          </table:table-cell>
        </table:table-row>
        <table:table-row table:style-name="TableLine94588122805920"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7">noticia</text:p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2"/>
          </table:table-cell>
          <table:table-cell table:style-name="Tabla5.G2" office:value-type="string">
            <text:p text:style-name="P12"/>
          </table:table-cell>
        </table:table-row>
      </table:table>
      <text:p text:style-name="P5"/>
      <text:p text:style-name="P20">NOSOTRO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 table:number-columns-repeated="2"/>
        <table:table-column table:style-name="Tabla2.G"/>
        <table:table-column table:style-name="Tabla2.H"/>
        <table:table-row table:style-name="TableLine94588122787008">
          <table:table-cell table:style-name="Tabla2.A1" office:value-type="string">
            <text:p text:style-name="P10">id_<text:span text:style-name="T2">nosotros</text:span></text:p>
          </table:table-cell>
          <table:table-cell table:style-name="Tabla2.A1" office:value-type="string">
            <text:p text:style-name="P10">id_usuario</text:p>
          </table:table-cell>
          <table:table-cell table:style-name="Tabla2.A1" office:value-type="string">
            <text:p text:style-name="P16">foto_perfil</text:p>
          </table:table-cell>
          <table:table-cell table:style-name="Tabla2.A1" office:value-type="string">
            <text:p text:style-name="P15">nombre</text:p>
          </table:table-cell>
          <table:table-cell table:style-name="Tabla2.A1" office:value-type="string">
            <text:p text:style-name="P10">texto</text:p>
          </table:table-cell>
          <table:table-cell table:style-name="Tabla2.A1" office:value-type="string">
            <text:p text:style-name="P15">facebook</text:p>
          </table:table-cell>
          <table:table-cell table:style-name="Tabla2.A1" office:value-type="string">
            <text:p text:style-name="P15">twitter</text:p>
          </table:table-cell>
          <table:table-cell table:style-name="Tabla2.H1" office:value-type="string">
            <text:p text:style-name="P15">instagram</text:p>
          </table:table-cell>
        </table:table-row>
        <table:table-row table:style-name="TableLine94588122828656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H2" office:value-type="string">
            <text:p text:style-name="P13"/>
          </table:table-cell>
        </table:table-row>
        <table:table-row table:style-name="TableLine94588122830032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H2" office:value-type="string">
            <text:p text:style-name="P13"/>
          </table:table-cell>
        </table:table-row>
      </table:table>
      <text:p text:style-name="P3"/>
      <text:p text:style-name="P4"><text:span text:style-name="T4">* E</text:span>n facebook, twitter e instagram pondría los link de las redes pertenecientes a cada persona.</text:p>
      <text:p text:style-name="P3"/>
      <text:p text:style-name="P3"/>
      <text:p text:style-name="P3"/>
      <text:p text:style-name="P19"><text:soft-page-break/>ENLACES</text:p>
      <text:p text:style-name="P2"/>
      <table:table table:name="Tabla4" table:style-name="Tabla4">
        <table:table-column table:style-name="Tabla4.A"/>
        <table:table-column table:style-name="Tabla4.B" table:number-columns-repeated="3"/>
        <table:table-row table:style-name="TableLine94588122810160">
          <table:table-cell table:style-name="Tabla4.A1" office:value-type="string">
            <text:p text:style-name="P11">id_enlace</text:p>
          </table:table-cell>
          <table:table-cell table:style-name="Tabla4.A1" office:value-type="string">
            <text:p text:style-name="P11"><text:span text:style-name="T2">n</text:span>ombre</text:p>
          </table:table-cell>
          <table:table-cell table:style-name="Tabla4.A1" office:value-type="string">
            <text:p text:style-name="P11"><text:span text:style-name="T2">e</text:span>nlace</text:p>
          </table:table-cell>
          <table:table-cell table:style-name="Tabla4.D1" office:value-type="string">
            <text:p text:style-name="P14"><text:span text:style-name="T2">d</text:span>escripcion</text:p>
          </table:table-cell>
        </table:table-row>
        <table:table-row table:style-name="TableLine94588122844240"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 table:style-name="TableLine94588122844896"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</table:table>
      <text:p text:style-name="P2"/>
      <text:p text:style-name="P6">Bueno, esa es la manera en la que se ocurrió distribuir la base de datos. Pude haber juntado las tablas de Usuarios y Nosotros en una sola, pero me pareció que así separada quedaba mas organizado.</text:p>
      <text:p text:style-name="P6"/>
      <text:p text:style-name="P6">Recién vi la clase 1 de CRUD, por lo que todavía no me queda muy claro el tema de como poner las imágenes <text:span text:style-name="T5">(por lo que entiendo esa es la clase 3)</text:span>, ya sea foto de perfil de usuario, posteos, etc. Se me ocurrió, como puse arriba, en incluir <text:span text:style-name="T7">links</text:span> en las columnas de las tablas, <text:span text:style-name="T6">o sea un dato mas</text:span>, tanto para imágenes, como para redes sociales, aunque no se si esto es vál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4:00:57.304548249</meta:creation-date>
    <dc:date>2022-11-16T16:44:58.193922846</dc:date>
    <meta:editing-duration>PT58M57S</meta:editing-duration>
    <meta:editing-cycles>12</meta:editing-cycles>
    <meta:generator>LibreOffice/7.0.4.2$Linux_X86_64 LibreOffice_project/00$Build-2</meta:generator>
    <meta:document-statistic meta:table-count="4" meta:image-count="0" meta:object-count="0" meta:page-count="2" meta:paragraph-count="38" meta:word-count="348" meta:character-count="1995" meta:non-whitespace-character-count="1685"/>
  </office:meta>
</office:document-meta>
</file>